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b6ce2">
      <style:text-properties fo:background-color="transparent" fo:font-size="10.0pt" fo:font-style="normal" fo:font-weight="normal" fo:language="en" fo:letter-spacing="normal" style:font-name="Times New Roman" style:font-name-asian="SimSun" style:font-name-complex="Lucida Sans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932103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912784">
      <style:text-properties fo:background-color="transparent" fo:font-size="10.0pt" fo:font-style="normal" fo:font-weight="normal" fo:language="en" fo:letter-spacing="normal" style:font-name="Times New Roman" style:font-name-asian="SimSun" style:font-name-complex="Lucida Sans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f31515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e9a52e">
      <style:text-properties fo:background-color="transparent" fo:font-size="10.0pt" fo:font-style="normal" fo:font-weight="normal" fo:language="en" fo:letter-spacing="normal" style:font-name="Times New Roman" style:font-name-asian="SimSun" style:font-name-complex="Lucida Sans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f453e5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text" style:name="a99841a">
      <style:text-properties fo:background-color="transparent" fo:font-size="10.0pt" fo:font-style="normal" fo:font-weight="normal" fo:language="en" fo:letter-spacing="normal" style:font-name="Times New Roman" style:font-name-asian="SimSun" style:font-name-complex="Lucida Sans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92279a">
      <style:paragraph-properties fo:line-height="100%" fo:margin-bottom="0.0mm" fo:margin-left="0.0mm" fo:margin-right="0.0mm" fo:margin-top="0.0mm" fo:text-align="left" fo:text-indent="0.0mm"/>
      <style:text-properties/>
    </style:style>
    <style:style style:family="graphic" style:name="a3ff638" style:parent-style-name="Graphics">
      <style:graphic-properties fo:background-color="ffffff" style:horizontal-pos="from-left" style:horizontal-rel="paragraph" style:vertical-pos="from-top" style:vertical-rel="paragraph" style:wrap="none" style:wrap-contour="false" svg:x="48.52mm" svg:y="4.66mm"/>
    </style:style>
    <style:style style:family="text" style:name="affee47">
      <style:text-properties fo:background-color="transparent" fo:font-size="10.0pt" fo:font-style="normal" fo:font-weight="normal" fo:language="en" fo:letter-spacing="normal" style:font-name="Times New Roman" style:font-name-asian="SimSun" style:font-name-complex="Lucida Sans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style>
    <style:style style:family="paragraph" style:name="a58a845">
      <style:paragraph-properties fo:line-height="100%" fo:margin-bottom="0.0mm" fo:margin-left="0.0mm" fo:margin-right="0.0mm" fo:margin-top="0.0mm" fo:text-align="left" fo:text-indent="0.0mm"/>
      <style:text-properties/>
    </style:style>
  </office:automatic-styles>
  <office:body>
    <office:text>
      <text:p text:style-name="Standard"><office:annotation office:name="CmtId0"><dc:creator>Unbekannter Autor</dc:creator><dc:date>2019-06-18T01:12:09.443000000</dc:date><text:p text:style-name="a58a845"><text:span text:style-name="affee47">Paragraph Comment 1!!!</text:span></text:p></office:annotation>G<draw:frame draw:style-name="a3ff638" svg:height="92.36mm" svg:width="60.5mm" svg:x="48.52mm" svg:y="4.66mm" text:anchor-type="paragraph"><draw:image xlink:actuate="onLoad" xlink:href="Pictures/10000000000001060000019044E4473F01F9D0D6.png" xlink:show="embed" xlink:type="simple"/><draw:text-box/></draw:frame>I<office:annotation office:name="__Annotation__14_2403332209"><dc:creator>Unbekannter Autor</dc:creator><dc:date>2019-06-17T23:38:42.667000000</dc:date><text:p text:style-name="a92279a"><text:span text:style-name="a99841a">Overlapping Comment!! ;-)</text:span></text:p></office:annotation>T<text:s/><office:annotation office:name="__Annotation__21_3432665272"><dc:creator>Unbekannter Autor</dc:creator><dc:date>2019-06-18T01:09:16.477000000</dc:date><text:p text:style-name="af453e5"><text:span text:style-name="ae9a52e">Another comment on need!!!</text:span></text:p></office:annotation><office:annotation office:name="__Annotation__13_2403332209"><dc:creator>Unbekannter Autor</dc:creator><dc:date>2019-06-17T23:38:20.025000000</dc:date><text:p text:style-name="af31515"><text:span text:style-name="a912784">Comment on need!!</text:span></text:p></office:annotation>ne<office:annotation-end office:name="__Annotation__14_2403332209"/>ed<office:annotation-end office:name="__Annotation__13_2403332209"/><office:annotation-end office:name="__Annotation__21_3432665272"/><text:s/><text:s/>some<text:s/><text:a xlink:href="http://www.heise.de/"><text:span text:style-name="Internet_20_link">Hyperlink</text:span></text:a>!<office:annotation office:name="CmtId1"><dc:creator>Unbekannter Autor</dc:creator><dc:date>2019-06-18T01:12:31.718000000</dc:date><text:p text:style-name="a932103"><text:span text:style-name="aab6ce2">Paragraph Comment 2!!!</text:span></text:p></office:annotatio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font-size="12.0pt" fo:language="en" style:font-name="Times New Roman" style:font-name-asian="SimSun" style:font-name-complex="Lucida Sans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SimSun" style:font-name-complex="Lucida Sans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note" style:parent-style-name="Standard">
      <style:paragraph-properties fo:margin-left="5.98mm" fo:margin-right="0.0mm" fo:text-indent="-5.98mm"/>
      <style:text-properties fo:font-size="10.0pt" style:font-size-asian="10.0pt"/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 Sans1"/>
    </style:style>
    <style:style style:family="paragraph" style:name="Index" style:parent-style-name="Standard">
      <style:text-properties style:font-name-complex="Lucida Sans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style style:display-name="Footnote Symbol" style:family="text" style:name="Footnote_20_Symbol" style:parent-style-name="default_character_style"/>
    <style:default-style style:family="graphic">
      <style:graphic-properties draw:fill="solid" draw:fill-color="#cfe7f5"/>
      <style:text-properties fo:font-size="12.0pt" fo:language="en" style:font-name="Times New Roman" style:font-name-asian="SimSun" style:font-name-complex="Lucida Sans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  <office:master-styles>
    <style:master-page style:name="Standard">
      <style:header>
        <text:p text:style-name="Header">HELLO<office:annotation office:name="__Annotation__10_2403332209"><dc:creator>Unbekannter Autor</dc:creator><dc:date>2019-06-17T23:36:43.261000000</dc:date><text:p>Header Notiz!</text:p></office:annotation><text:s/>HEADER<office:annotation-end office:name="__Annotation__10_2403332209"/>!</text:p>
      </style:header>
      <style:footer>
        <text:p text:style-name="Footer">HELLLO FOOTER!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6S</meta:editing-duration>
  </office:meta>
</office:document-meta>
</file>